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179.43mm" svg:y="5.25mm">
            <loext:p draw:notify-on-update-of-ranges="Tabelle1.B1:Tabelle1.B21 Tabelle1.D1:Tabelle1.D1 Tabelle1.D1:Tabelle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MaxAbs</text:p>
          </table:table-cell>
          <table:table-cell table:number-columns-repeated="2" office:value-type="string" calcext:value-type="string">
            <text:p>vWindMax[m/s]</text:p>
          </table:table-cell>
          <table:table-cell office:value-type="string" calcext:value-type="string">
            <text:p>vWindMax[km/h]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table:formula="of:=[.B2]/([.B2]/[.$A$4]-1/[.$A$2]/2)" office:value-type="float" office:value="358.364894867442" calcext:value-type="float">
            <text:p>358,364894867442</text:p>
          </table:table-cell>
          <table:table-cell table:formula="of:=[.C2]-[.$A$4]" office:value-type="float" office:value="15.3648948674415" calcext:value-type="float">
            <text:p>15,3648948674415</text:p>
          </table:table-cell>
          <table:table-cell table:formula="of:=[.D2]*2" office:value-type="float" office:value="30.7297897348831" calcext:value-type="float">
            <text:p>30,7297897348831</text:p>
          </table:table-cell>
          <table:table-cell table:formula="of:=[.D2]*3.6" office:value-type="float" office:value="55.3136215227895" calcext:value-type="float">
            <text:p>55,3136215227895</text:p>
          </table:table-cell>
        </table:table-row>
        <table:table-row table:style-name="ro1">
          <table:table-cell office:value-type="string" calcext:value-type="string">
            <text:p>vSound</text:p>
          </table:table-cell>
          <table:table-cell table:formula="of:=[.B2]-0.005" office:value-type="float" office:value="0.095" calcext:value-type="float">
            <text:p>0,095</text:p>
          </table:table-cell>
          <table:table-cell table:formula="of:=[.B3]/([.B3]/[.$A$4]-1/[.$A$2]/2)" office:value-type="float" office:value="359.211795507786" calcext:value-type="float">
            <text:p>359,211795507786</text:p>
          </table:table-cell>
          <table:table-cell table:formula="of:=[.C3]-[.$A$4]" office:value-type="float" office:value="16.2117955077856" calcext:value-type="float">
            <text:p>16,2117955077856</text:p>
          </table:table-cell>
          <table:table-cell table:formula="of:=[.D3]*2" office:value-type="float" office:value="32.4235910155711" calcext:value-type="float">
            <text:p>32,4235910155711</text:p>
          </table:table-cell>
          <table:table-cell table:formula="of:=[.D3]*3.6" office:value-type="float" office:value="58.362463828028" calcext:value-type="float">
            <text:p>58,3624638280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]-0.005" office:value-type="float" office:value="0.09" calcext:value-type="float">
            <text:p>0,09</text:p>
          </table:table-cell>
          <table:table-cell table:formula="of:=[.B4]/([.B4]/[.$A$4]-1/[.$A$2]/2)" office:value-type="float" office:value="360.157503281318" calcext:value-type="float">
            <text:p>360,157503281318</text:p>
          </table:table-cell>
          <table:table-cell table:formula="of:=[.C4]-[.$A$4]" office:value-type="float" office:value="17.1575032813184" calcext:value-type="float">
            <text:p>17,1575032813184</text:p>
          </table:table-cell>
          <table:table-cell table:formula="of:=[.D4]*2" office:value-type="float" office:value="34.3150065626368" calcext:value-type="float">
            <text:p>34,3150065626368</text:p>
          </table:table-cell>
          <table:table-cell table:formula="of:=[.D4]*3.6" office:value-type="float" office:value="61.7670118127462" calcext:value-type="float">
            <text:p>61,7670118127462</text:p>
          </table:table-cell>
        </table:table-row>
        <table:table-row table:style-name="ro1">
          <table:table-cell/>
          <table:table-cell table:formula="of:=[.B4]-0.005" office:value-type="float" office:value="0.085" calcext:value-type="float">
            <text:p>0,085</text:p>
          </table:table-cell>
          <table:table-cell table:formula="of:=[.B5]/([.B5]/[.$A$4]-1/[.$A$2]/2)" office:value-type="float" office:value="361.22038098188" calcext:value-type="float">
            <text:p>361,22038098188</text:p>
          </table:table-cell>
          <table:table-cell table:formula="of:=[.C5]-[.$A$4]" office:value-type="float" office:value="18.2203809818802" calcext:value-type="float">
            <text:p>18,2203809818802</text:p>
          </table:table-cell>
          <table:table-cell table:formula="of:=[.D5]*2" office:value-type="float" office:value="36.4407619637603" calcext:value-type="float">
            <text:p>36,4407619637603</text:p>
          </table:table-cell>
          <table:table-cell table:formula="of:=[.D5]*3.6" office:value-type="float" office:value="65.5933715347686" calcext:value-type="float">
            <text:p>65,5933715347686</text:p>
          </table:table-cell>
        </table:table-row>
        <table:table-row table:style-name="ro1">
          <table:table-cell/>
          <table:table-cell table:formula="of:=[.B5]-0.005" office:value-type="float" office:value="0.08" calcext:value-type="float">
            <text:p>0,08</text:p>
          </table:table-cell>
          <table:table-cell table:formula="of:=[.B6]/([.B6]/[.$A$4]-1/[.$A$2]/2)" office:value-type="float" office:value="362.42364206703" calcext:value-type="float">
            <text:p>362,42364206703</text:p>
          </table:table-cell>
          <table:table-cell table:formula="of:=[.C6]-[.$A$4]" office:value-type="float" office:value="19.4236420670299" calcext:value-type="float">
            <text:p>19,4236420670299</text:p>
          </table:table-cell>
          <table:table-cell table:formula="of:=[.D6]*2" office:value-type="float" office:value="38.8472841340598" calcext:value-type="float">
            <text:p>38,8472841340598</text:p>
          </table:table-cell>
          <table:table-cell table:formula="of:=[.D6]*3.6" office:value-type="float" office:value="69.9251114413076" calcext:value-type="float">
            <text:p>69,9251114413076</text:p>
          </table:table-cell>
        </table:table-row>
        <table:table-row table:style-name="ro1">
          <table:table-cell/>
          <table:table-cell table:formula="of:=[.B6]-0.005" office:value-type="float" office:value="0.075" calcext:value-type="float">
            <text:p>0,075</text:p>
          </table:table-cell>
          <table:table-cell table:formula="of:=[.B7]/([.B7]/[.$A$4]-1/[.$A$2]/2)" office:value-type="float" office:value="363.797065582464" calcext:value-type="float">
            <text:p>363,797065582464</text:p>
          </table:table-cell>
          <table:table-cell table:formula="of:=[.C7]-[.$A$4]" office:value-type="float" office:value="20.7970655824643" calcext:value-type="float">
            <text:p>20,7970655824643</text:p>
          </table:table-cell>
          <table:table-cell table:formula="of:=[.D7]*2" office:value-type="float" office:value="41.5941311649285" calcext:value-type="float">
            <text:p>41,5941311649285</text:p>
          </table:table-cell>
          <table:table-cell table:formula="of:=[.D7]*3.6" office:value-type="float" office:value="74.8694360968713" calcext:value-type="float">
            <text:p>74,8694360968713</text:p>
          </table:table-cell>
        </table:table-row>
        <table:table-row table:style-name="ro1">
          <table:table-cell/>
          <table:table-cell table:formula="of:=[.B7]-0.005" office:value-type="float" office:value="0.07" calcext:value-type="float">
            <text:p>0,07</text:p>
          </table:table-cell>
          <table:table-cell table:formula="of:=[.B8]/([.B8]/[.$A$4]-1/[.$A$2]/2)" office:value-type="float" office:value="365.379494007989" calcext:value-type="float">
            <text:p>365,379494007989</text:p>
          </table:table-cell>
          <table:table-cell table:formula="of:=[.C8]-[.$A$4]" office:value-type="float" office:value="22.3794940079894" calcext:value-type="float">
            <text:p>22,3794940079894</text:p>
          </table:table-cell>
          <table:table-cell table:formula="of:=[.D8]*2" office:value-type="float" office:value="44.7589880159787" calcext:value-type="float">
            <text:p>44,7589880159787</text:p>
          </table:table-cell>
          <table:table-cell table:formula="of:=[.D8]*3.6" office:value-type="float" office:value="80.5661784287617" calcext:value-type="float">
            <text:p>80,5661784287617</text:p>
          </table:table-cell>
        </table:table-row>
        <table:table-row table:style-name="ro1">
          <table:table-cell/>
          <table:table-cell table:formula="of:=[.B8]-0.005" office:value-type="float" office:value="0.065" calcext:value-type="float">
            <text:p>0,065</text:p>
          </table:table-cell>
          <table:table-cell table:formula="of:=[.B9]/([.B9]/[.$A$4]-1/[.$A$2]/2)" office:value-type="float" office:value="367.22256536957" calcext:value-type="float">
            <text:p>367,22256536957</text:p>
          </table:table-cell>
          <table:table-cell table:formula="of:=[.C9]-[.$A$4]" office:value-type="float" office:value="24.2225653695697" calcext:value-type="float">
            <text:p>24,2225653695697</text:p>
          </table:table-cell>
          <table:table-cell table:formula="of:=[.D9]*2" office:value-type="float" office:value="48.4451307391394" calcext:value-type="float">
            <text:p>48,4451307391394</text:p>
          </table:table-cell>
          <table:table-cell table:formula="of:=[.D9]*3.6" office:value-type="float" office:value="87.2012353304508" calcext:value-type="float">
            <text:p>87,2012353304508</text:p>
          </table:table-cell>
        </table:table-row>
        <table:table-row table:style-name="ro1">
          <table:table-cell/>
          <table:table-cell table:formula="of:=[.B9]-0.005" office:value-type="float" office:value="0.06" calcext:value-type="float">
            <text:p>0,06</text:p>
          </table:table-cell>
          <table:table-cell table:formula="of:=[.B10]/([.B10]/[.$A$4]-1/[.$A$2]/2)" office:value-type="float" office:value="369.396455014584" calcext:value-type="float">
            <text:p>369,396455014584</text:p>
          </table:table-cell>
          <table:table-cell table:formula="of:=[.C10]-[.$A$4]" office:value-type="float" office:value="26.3964550145839" calcext:value-type="float">
            <text:p>26,3964550145839</text:p>
          </table:table-cell>
          <table:table-cell table:formula="of:=[.D10]*2" office:value-type="float" office:value="52.7929100291677" calcext:value-type="float">
            <text:p>52,7929100291677</text:p>
          </table:table-cell>
          <table:table-cell table:formula="of:=[.D10]*3.6" office:value-type="float" office:value="95.0272380525019" calcext:value-type="float">
            <text:p>95,0272380525019</text:p>
          </table:table-cell>
        </table:table-row>
        <table:table-row table:style-name="ro1">
          <table:table-cell/>
          <table:table-cell table:formula="of:=[.B10]-0.005" office:value-type="float" office:value="0.055" calcext:value-type="float">
            <text:p>0,055</text:p>
          </table:table-cell>
          <table:table-cell table:formula="of:=[.B11]/([.B11]/[.$A$4]-1/[.$A$2]/2)" office:value-type="float" office:value="371.99901404979" calcext:value-type="float">
            <text:p>371,99901404979</text:p>
          </table:table-cell>
          <table:table-cell table:formula="of:=[.C11]-[.$A$4]" office:value-type="float" office:value="28.9990140497905" calcext:value-type="float">
            <text:p>28,9990140497905</text:p>
          </table:table-cell>
          <table:table-cell table:formula="of:=[.D11]*2" office:value-type="float" office:value="57.998028099581" calcext:value-type="float">
            <text:p>57,998028099581</text:p>
          </table:table-cell>
          <table:table-cell table:formula="of:=[.D11]*3.6" office:value-type="float" office:value="104.396450579246" calcext:value-type="float">
            <text:p>104,396450579246</text:p>
          </table:table-cell>
        </table:table-row>
        <table:table-row table:style-name="ro1">
          <table:table-cell/>
          <table:table-cell table:formula="of:=[.B11]-0.005" office:value-type="float" office:value="0.05" calcext:value-type="float">
            <text:p>0,05</text:p>
          </table:table-cell>
          <table:table-cell table:formula="of:=[.B12]/([.B12]/[.$A$4]-1/[.$A$2]/2)" office:value-type="float" office:value="375.170905113481" calcext:value-type="float">
            <text:p>375,170905113481</text:p>
          </table:table-cell>
          <table:table-cell table:formula="of:=[.C12]-[.$A$4]" office:value-type="float" office:value="32.170905113481" calcext:value-type="float">
            <text:p>32,170905113481</text:p>
          </table:table-cell>
          <table:table-cell table:formula="of:=[.D12]*2" office:value-type="float" office:value="64.341810226962" calcext:value-type="float">
            <text:p>64,341810226962</text:p>
          </table:table-cell>
          <table:table-cell table:formula="of:=[.D12]*3.6" office:value-type="float" office:value="115.815258408532" calcext:value-type="float">
            <text:p>115,815258408532</text:p>
          </table:table-cell>
        </table:table-row>
        <table:table-row table:style-name="ro1">
          <table:table-cell/>
          <table:table-cell table:formula="of:=[.B12]-0.005" office:value-type="float" office:value="0.045" calcext:value-type="float">
            <text:p>0,045</text:p>
          </table:table-cell>
          <table:table-cell table:formula="of:=[.B13]/([.B13]/[.$A$4]-1/[.$A$2]/2)" office:value-type="float" office:value="379.121891311022" calcext:value-type="float">
            <text:p>379,121891311022</text:p>
          </table:table-cell>
          <table:table-cell table:formula="of:=[.C13]-[.$A$4]" office:value-type="float" office:value="36.1218913110225" calcext:value-type="float">
            <text:p>36,1218913110225</text:p>
          </table:table-cell>
          <table:table-cell table:formula="of:=[.D13]*2" office:value-type="float" office:value="72.2437826220449" calcext:value-type="float">
            <text:p>72,2437826220449</text:p>
          </table:table-cell>
          <table:table-cell table:formula="of:=[.D13]*3.6" office:value-type="float" office:value="130.038808719681" calcext:value-type="float">
            <text:p>130,038808719681</text:p>
          </table:table-cell>
        </table:table-row>
        <table:table-row table:style-name="ro1">
          <table:table-cell/>
          <table:table-cell table:formula="of:=[.B13]-0.005" office:value-type="float" office:value="0.04" calcext:value-type="float">
            <text:p>0,04</text:p>
          </table:table-cell>
          <table:table-cell table:formula="of:=[.B14]/([.B14]/[.$A$4]-1/[.$A$2]/2)" office:value-type="float" office:value="384.179208960448" calcext:value-type="float">
            <text:p>384,179208960448</text:p>
          </table:table-cell>
          <table:table-cell table:formula="of:=[.C14]-[.$A$4]" office:value-type="float" office:value="41.179208960448" calcext:value-type="float">
            <text:p>41,179208960448</text:p>
          </table:table-cell>
          <table:table-cell table:formula="of:=[.D14]*2" office:value-type="float" office:value="82.3584179208961" calcext:value-type="float">
            <text:p>82,3584179208961</text:p>
          </table:table-cell>
          <table:table-cell table:formula="of:=[.D14]*3.6" office:value-type="float" office:value="148.245152257613" calcext:value-type="float">
            <text:p>148,245152257613</text:p>
          </table:table-cell>
        </table:table-row>
        <table:table-row table:style-name="ro1">
          <table:table-cell/>
          <table:table-cell table:formula="of:=[.B14]-0.005" office:value-type="float" office:value="0.035" calcext:value-type="float">
            <text:p>0,035</text:p>
          </table:table-cell>
          <table:table-cell table:formula="of:=[.B15]/([.B15]/[.$A$4]-1/[.$A$2]/2)" office:value-type="float" office:value="390.883190883191" calcext:value-type="float">
            <text:p>390,883190883191</text:p>
          </table:table-cell>
          <table:table-cell table:formula="of:=[.C15]-[.$A$4]" office:value-type="float" office:value="47.8831908831909" calcext:value-type="float">
            <text:p>47,8831908831909</text:p>
          </table:table-cell>
          <table:table-cell table:formula="of:=[.D15]*2" office:value-type="float" office:value="95.7663817663819" calcext:value-type="float">
            <text:p>95,7663817663819</text:p>
          </table:table-cell>
          <table:table-cell table:formula="of:=[.D15]*3.6" office:value-type="float" office:value="172.379487179487" calcext:value-type="float">
            <text:p>172,379487179487</text:p>
          </table:table-cell>
        </table:table-row>
        <table:table-row table:style-name="ro1">
          <table:table-cell/>
          <table:table-cell table:formula="of:=[.B15]-0.005" office:value-type="float" office:value="0.03" calcext:value-type="float">
            <text:p>0,03</text:p>
          </table:table-cell>
          <table:table-cell table:formula="of:=[.B16]/([.B16]/[.$A$4]-1/[.$A$2]/2)" office:value-type="float" office:value="400.194457948469" calcext:value-type="float">
            <text:p>400,194457948469</text:p>
          </table:table-cell>
          <table:table-cell table:formula="of:=[.C16]-[.$A$4]" office:value-type="float" office:value="57.1944579484687" calcext:value-type="float">
            <text:p>57,1944579484687</text:p>
          </table:table-cell>
          <table:table-cell table:formula="of:=[.D16]*2" office:value-type="float" office:value="114.388915896937" calcext:value-type="float">
            <text:p>114,388915896937</text:p>
          </table:table-cell>
          <table:table-cell table:formula="of:=[.D16]*3.6" office:value-type="float" office:value="205.900048614487" calcext:value-type="float">
            <text:p>205,900048614487</text:p>
          </table:table-cell>
        </table:table-row>
        <table:table-row table:style-name="ro1">
          <table:table-cell/>
          <table:table-cell table:formula="of:=[.B16]-0.005" office:value-type="float" office:value="0.025" calcext:value-type="float">
            <text:p>0,025</text:p>
          </table:table-cell>
          <table:table-cell table:formula="of:=[.B17]/([.B17]/[.$A$4]-1/[.$A$2]/2)" office:value-type="float" office:value="414.001207000604" calcext:value-type="float">
            <text:p>414,001207000604</text:p>
          </table:table-cell>
          <table:table-cell table:formula="of:=[.C17]-[.$A$4]" office:value-type="float" office:value="71.0012070006036" calcext:value-type="float">
            <text:p>71,0012070006036</text:p>
          </table:table-cell>
          <table:table-cell table:formula="of:=[.D17]*2" office:value-type="float" office:value="142.002414001207" calcext:value-type="float">
            <text:p>142,002414001207</text:p>
          </table:table-cell>
          <table:table-cell table:formula="of:=[.D17]*3.6" office:value-type="float" office:value="255.604345202173" calcext:value-type="float">
            <text:p>255,604345202173</text:p>
          </table:table-cell>
        </table:table-row>
        <table:table-row table:style-name="ro1">
          <table:table-cell/>
          <table:table-cell table:formula="of:=[.B17]-0.005" office:value-type="float" office:value="0.02" calcext:value-type="float">
            <text:p>0,02</text:p>
          </table:table-cell>
          <table:table-cell table:formula="of:=[.B18]/([.B18]/[.$A$4]-1/[.$A$2]/2)" office:value-type="float" office:value="436.595067621321" calcext:value-type="float">
            <text:p>436,595067621321</text:p>
          </table:table-cell>
          <table:table-cell table:formula="of:=[.C18]-[.$A$4]" office:value-type="float" office:value="93.5950676213207" calcext:value-type="float">
            <text:p>93,5950676213207</text:p>
          </table:table-cell>
          <table:table-cell table:formula="of:=[.D18]*2" office:value-type="float" office:value="187.190135242641" calcext:value-type="float">
            <text:p>187,190135242641</text:p>
          </table:table-cell>
          <table:table-cell table:formula="of:=[.D18]*3.6" office:value-type="float" office:value="336.942243436754" calcext:value-type="float">
            <text:p>336,942243436754</text:p>
          </table:table-cell>
        </table:table-row>
        <table:table-row table:style-name="ro1">
          <table:table-cell/>
          <table:table-cell table:formula="of:=[.B18]-0.005" office:value-type="float" office:value="0.015" calcext:value-type="float">
            <text:p>0,015</text:p>
          </table:table-cell>
          <table:table-cell table:formula="of:=[.B19]/([.B19]/[.$A$4]-1/[.$A$2]/2)" office:value-type="float" office:value="480.280046674446" calcext:value-type="float">
            <text:p>480,280046674446</text:p>
          </table:table-cell>
          <table:table-cell table:formula="of:=[.C19]-[.$A$4]" office:value-type="float" office:value="137.280046674446" calcext:value-type="float">
            <text:p>137,280046674446</text:p>
          </table:table-cell>
          <table:table-cell table:formula="of:=[.D19]*2" office:value-type="float" office:value="274.560093348892" calcext:value-type="float">
            <text:p>274,560093348892</text:p>
          </table:table-cell>
          <table:table-cell table:formula="of:=[.D19]*3.6" office:value-type="float" office:value="494.208168028005" calcext:value-type="float">
            <text:p>494,208168028005</text:p>
          </table:table-cell>
        </table:table-row>
        <table:table-row table:style-name="ro1">
          <table:table-cell/>
          <table:table-cell table:formula="of:=[.B19]-0.005" office:value-type="float" office:value="0.00999999999999998" calcext:value-type="float">
            <text:p>0,01</text:p>
          </table:table-cell>
          <table:table-cell table:formula="of:=[.B20]/([.B20]/[.$A$4]-1/[.$A$2]/2)" office:value-type="float" office:value="600.437636761489" calcext:value-type="float">
            <text:p>600,437636761489</text:p>
          </table:table-cell>
          <table:table-cell table:formula="of:=[.C20]-[.$A$4]" office:value-type="float" office:value="257.437636761489" calcext:value-type="float">
            <text:p>257,437636761489</text:p>
          </table:table-cell>
          <table:table-cell table:formula="of:=[.D20]*2" office:value-type="float" office:value="514.875273522978" calcext:value-type="float">
            <text:p>514,875273522978</text:p>
          </table:table-cell>
          <table:table-cell table:formula="of:=[.D20]*3.6" office:value-type="float" office:value="926.77549234136" calcext:value-type="float">
            <text:p>926,77549234136</text:p>
          </table:table-cell>
        </table:table-row>
        <table:table-row table:style-name="ro1">
          <table:table-cell/>
          <table:table-cell table:formula="of:=[.B20]-0.005" office:value-type="float" office:value="0.00499999999999998" calcext:value-type="float">
            <text:p>0,005</text:p>
          </table:table-cell>
          <table:table-cell table:formula="of:=[.B21]/([.B21]/[.$A$4]-1/[.$A$2]/2)" office:value-type="float" office:value="2407.01754385969" calcext:value-type="float">
            <text:p>2407,01754385969</text:p>
          </table:table-cell>
          <table:table-cell table:formula="of:=[.C21]-[.$A$4]" office:value-type="float" office:value="2064.01754385969" calcext:value-type="float">
            <text:p>2064,01754385969</text:p>
          </table:table-cell>
          <table:table-cell table:formula="of:=[.D21]*2" office:value-type="float" office:value="4128.03508771939" calcext:value-type="float">
            <text:p>4128,03508771939</text:p>
          </table:table-cell>
          <table:table-cell table:formula="of:=[.D21]*3.6" office:value-type="float" office:value="7430.4631578949" calcext:value-type="float">
            <text:p>7430,4631578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0:52:48.926459432</meta:creation-date>
    <dc:date>2017-05-24T00:45:10.432864313</dc:date>
    <meta:editing-duration>PT23H42M11S</meta:editing-duration>
    <meta:editing-cycles>2</meta:editing-cycles>
    <meta:generator>LibreOffice/5.2.7.2$Linux_X86_64 LibreOffice_project/20m0$Build-2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4.201cm" style:legend-expansion="high" chart:style-name="ch2"/>
        <chart:plot-area chart:style-name="ch3" table:cell-range-address="Tabelle1.B1:Tabelle1.B21 Tabelle1.D1:Tabelle1.D21" chart:data-source-has-labels="both" svg:x="0.215cm" svg:y="0.179cm" svg:width="12.691cm" svg:height="8.639cm">
          <chartooo:coordinate-region svg:x="1.022cm" svg:y="0.378cm" svg:width="11.55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1:Tabelle1.D21" chart:label-cell-address="Tabelle1.D1:Tabelle1.D1" chart:class="chart:scatter">
            <chart:domain table:cell-range-address="Tabelle1.B1:Tabelle1.B21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vWindMax[m/s]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Tabelle1.B1:Tabelle1.B21</svg:desc>
                </draw:g>
              </table:table-cell>
              <table:table-cell office:value-type="float" office:value="NaN">
                <text:p>NaN</text:p>
                <draw:g>
                  <svg:desc>Tabelle1.D1:Tabelle1.D21</svg:desc>
                </draw:g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15.3648948674415">
                <text:p>15.3648948674415</text:p>
              </table:table-cell>
            </table:table-row>
            <table:table-row>
              <table:table-cell office:value-type="string"/>
              <table:table-cell office:value-type="float" office:value="0.095">
                <text:p>0.095</text:p>
              </table:table-cell>
              <table:table-cell office:value-type="float" office:value="16.2117955077856">
                <text:p>16.2117955077856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17.1575032813184">
                <text:p>17.1575032813184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18.2203809818802">
                <text:p>18.220380981880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19.4236420670299">
                <text:p>19.4236420670299</text:p>
              </table:table-cell>
            </table:table-row>
            <table:table-row>
              <table:table-cell office:value-type="string"/>
              <table:table-cell office:value-type="float" office:value="0.075">
                <text:p>0.075</text:p>
              </table:table-cell>
              <table:table-cell office:value-type="float" office:value="20.7970655824643">
                <text:p>20.7970655824643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22.3794940079894">
                <text:p>22.3794940079894</text:p>
              </table:table-cell>
            </table:table-row>
            <table:table-row>
              <table:table-cell office:value-type="string"/>
              <table:table-cell office:value-type="float" office:value="0.065">
                <text:p>0.065</text:p>
              </table:table-cell>
              <table:table-cell office:value-type="float" office:value="24.2225653695697">
                <text:p>24.2225653695697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26.3964550145839">
                <text:p>26.3964550145839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28.9990140497905">
                <text:p>28.9990140497905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32.170905113481">
                <text:p>32.170905113481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36.1218913110225">
                <text:p>36.1218913110225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41.179208960448">
                <text:p>41.179208960448</text:p>
              </table:table-cell>
            </table:table-row>
            <table:table-row>
              <table:table-cell office:value-type="string"/>
              <table:table-cell office:value-type="float" office:value="0.035">
                <text:p>0.035</text:p>
              </table:table-cell>
              <table:table-cell office:value-type="float" office:value="47.8831908831909">
                <text:p>47.883190883190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57.1944579484687">
                <text:p>57.1944579484687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71.0012070006036">
                <text:p>71.0012070006036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93.5950676213207">
                <text:p>93.5950676213207</text:p>
              </table:table-cell>
            </table:table-row>
            <table:table-row>
              <table:table-cell office:value-type="string"/>
              <table:table-cell office:value-type="float" office:value="0.015">
                <text:p>0.015</text:p>
              </table:table-cell>
              <table:table-cell office:value-type="float" office:value="137.280046674446">
                <text:p>137.280046674446</text:p>
              </table:table-cell>
            </table:table-row>
            <table:table-row>
              <table:table-cell office:value-type="string"/>
              <table:table-cell office:value-type="float" office:value="0.00999999999999998">
                <text:p>0.00999999999999998</text:p>
              </table:table-cell>
              <table:table-cell office:value-type="float" office:value="257.437636761489">
                <text:p>257.437636761489</text:p>
              </table:table-cell>
            </table:table-row>
            <table:table-row>
              <table:table-cell office:value-type="string"/>
              <table:table-cell office:value-type="float" office:value="0.00499999999999998">
                <text:p>0.00499999999999998</text:p>
              </table:table-cell>
              <table:table-cell office:value-type="float" office:value="2064.01754385969">
                <text:p>2064.01754385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